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P1" style:family="paragraph" style:parent-style-name="Text_20_body" style:master-page-name="Standard">
      <style:paragraph-properties fo:margin-top="0.007cm" fo:margin-bottom="0cm" style:contextual-spacing="false" style:page-number="auto"/>
      <style:text-properties style:font-name="Times New Roman" fo:font-size="13.5pt" style:font-size-asian="13.5pt"/>
    </style:style>
    <style:style style:name="P2" style:family="paragraph" style:parent-style-name="Heading_20_1">
      <style:paragraph-properties fo:margin-left="0.199cm" fo:margin-right="0cm" fo:margin-top="0.101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text-properties fo:font-weight="bold" style:font-weight-asian="bold"/>
    </style:style>
    <style:style style:name="P4" style:family="paragraph" style:parent-style-name="Text_20_body">
      <style:paragraph-properties fo:margin-top="0.019cm" fo:margin-bottom="0cm" style:contextual-spacing="false"/>
      <style:text-properties fo:font-size="9pt" fo:font-weight="bold" style:font-size-asian="9pt" style:font-weight-asian="bold"/>
    </style:style>
    <style:style style:name="P5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6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7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0ee4b5" officeooo:paragraph-rsid="000ee4b5"/>
    </style:style>
    <style:style style:name="P8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9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0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39cm"/>
          <style:tab-stop style:position="2.741cm"/>
        </style:tab-stops>
      </style:paragraph-properties>
    </style:style>
    <style:style style:name="P11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12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Heading_20_1" style:list-style-name="WWNum1">
      <style:paragraph-properties fo:margin-left="1.469cm" fo:margin-right="0cm" fo:margin-top="0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5" style:family="paragraph" style:parent-style-name="Text_20_body">
      <style:paragraph-properties fo:margin-left="1.469cm" fo:margin-right="0.693cm" fo:margin-top="0.238cm" fo:margin-bottom="0cm" style:contextual-spacing="false" fo:line-height="150%" fo:text-align="justify" style:justify-single-word="false"/>
    </style:style>
    <style:style style:name="P16" style:family="paragraph" style:parent-style-name="Heading_20_1" style:list-style-name="WWNum1">
      <style:paragraph-properties fo:margin-left="1.469cm" fo:margin-right="0cm" fo:margin-top="0.004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7" style:family="paragraph" style:parent-style-name="Text_20_body">
      <style:paragraph-properties fo:margin-left="1.469cm" fo:margin-right="0cm" fo:margin-top="0.236cm" fo:margin-bottom="0cm" style:contextual-spacing="false"/>
    </style:style>
    <style:style style:name="P18" style:family="paragraph" style:parent-style-name="Text_20_body">
      <style:paragraph-properties fo:margin-left="1.469cm" fo:margin-right="7.498cm" fo:margin-top="0.238cm" fo:margin-bottom="0cm" style:contextual-spacing="false" fo:line-height="150%"/>
    </style:style>
    <style:style style:name="P19" style:family="paragraph" style:parent-style-name="Text_20_body">
      <style:paragraph-properties fo:margin-left="1.469cm" fo:margin-right="0cm" fo:margin-top="0.002cm" fo:margin-bottom="0cm" style:contextual-spacing="false"/>
    </style:style>
    <style:style style:name="P20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21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2" style:family="paragraph" style:parent-style-name="Text_20_body">
      <style:paragraph-properties fo:margin-top="0.005cm" fo:margin-bottom="0cm" style:contextual-spacing="false"/>
      <style:text-properties fo:font-size="12.5pt" style:font-size-asian="12.5pt"/>
    </style:style>
    <style:style style:name="P23" style:family="paragraph" style:parent-style-name="Text_20_body" style:master-page-name="Converted1">
      <style:paragraph-properties fo:margin-top="0.018cm" fo:margin-bottom="0cm" style:contextual-spacing="false" style:page-number="auto"/>
      <style:text-properties fo:font-size="12.5pt" style:font-size-asian="12.5pt"/>
    </style:style>
    <style:style style:name="P24" style:family="paragraph" style:parent-style-name="List_20_Paragraph" style:list-style-name="WWNum1">
      <style:paragraph-properties fo:margin-left="1.469cm" fo:margin-right="0cm" fo:margin-top="0.099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5" style:family="paragraph" style:parent-style-name="Text_20_body">
      <style:paragraph-properties fo:margin-top="0.014cm" fo:margin-bottom="0cm" style:contextual-spacing="false"/>
      <style:text-properties fo:font-size="10.5pt" style:font-size-asian="10.5pt"/>
    </style:style>
    <style:style style:name="P26" style:family="paragraph" style:parent-style-name="List_20_Paragraph" style:list-style-name="WWNum1">
      <style:paragraph-properties fo:margin-left="1.469cm" fo:margin-right="0.69cm" fo:margin-top="0.002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7" style:family="paragraph" style:parent-style-name="List_20_Paragraph" style:list-style-name="WWNum1">
      <style:paragraph-properties fo:margin-left="1.469cm" fo:margin-right="0.688cm" fo:margin-top="0.238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8" style:family="paragraph" style:parent-style-name="List_20_Paragraph" style:list-style-name="WWNum1">
      <style:paragraph-properties fo:margin-left="1.469cm" fo:margin-right="0cm" fo:margin-top="0.24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9" style:family="paragraph" style:parent-style-name="Table_20_Paragraph">
      <style:text-properties style:font-name="Times New Roman" fo:font-size="10pt" style:font-size-asian="10pt"/>
    </style:style>
    <style:style style:name="P30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P31" style:family="paragraph" style:parent-style-name="Table_20_Paragraph">
      <style:paragraph-properties fo:margin-left="1.533cm" fo:margin-right="1.427cm" fo:text-align="center" style:justify-single-word="false"/>
    </style:style>
    <style:style style:name="P32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33" style:family="paragraph" style:parent-style-name="Table_20_Paragraph">
      <style:paragraph-properties fo:margin-left="0.335cm" fo:margin-right="0cm"/>
    </style:style>
    <style:style style:name="P34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P35" style:family="paragraph">
      <loext:graphic-properties draw:fill="none"/>
    </style:style>
    <style:style style:name="T1" style:family="text">
      <style:text-properties style:font-name="Times New Roman" fo:font-size="13.5pt" style:font-size-asian="13.5pt"/>
    </style:style>
    <style:style style:name="T2" style:family="text">
      <style:text-properties fo:letter-spacing="-0.005cm"/>
    </style:style>
    <style:style style:name="T3" style:family="text">
      <style:text-properties fo:letter-spacing="-0.007cm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5cm" style:font-size-asian="11pt"/>
    </style:style>
    <style:style style:name="T8" style:family="text">
      <style:text-properties fo:font-size="11pt" fo:letter-spacing="-0.004cm" style:font-size-asian="11pt"/>
    </style:style>
    <style:style style:name="T9" style:family="text">
      <style:text-properties fo:font-size="11pt" fo:letter-spacing="-0.002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color="#3465a4" loext:opacity="100%" fo:font-size="11pt" style:font-size-asian="11pt"/>
    </style:style>
    <style:style style:name="T12" style:family="text">
      <style:text-properties fo:color="#3465a4" loext:opacity="100%" fo:font-size="11pt" officeooo:rsid="000e3b02" style:font-size-asian="11pt"/>
    </style:style>
    <style:style style:name="T13" style:family="text">
      <style:text-properties fo:font-size="11pt" fo:letter-spacing="0.035cm" style:font-size-asian="11pt"/>
    </style:style>
    <style:style style:name="T14" style:family="text">
      <style:text-properties fo:font-size="11pt" fo:letter-spacing="0.037cm" style:font-size-asian="11pt"/>
    </style:style>
    <style:style style:name="T15" style:family="text">
      <style:text-properties fo:font-size="11pt" fo:font-weight="bold" style:font-size-asian="11pt" style:font-weight-asian="bold"/>
    </style:style>
    <style:style style:name="T16" style:family="text">
      <style:text-properties fo:font-size="11pt" fo:letter-spacing="0.034cm" fo:font-weight="bold" style:font-size-asian="11pt" style:font-weight-asian="bold"/>
    </style:style>
    <style:style style:name="T17" style:family="text">
      <style:text-properties fo:font-size="11pt" fo:letter-spacing="0.048cm" style:font-size-asian="11pt"/>
    </style:style>
    <style:style style:name="T18" style:family="text">
      <style:text-properties fo:font-size="11pt" fo:letter-spacing="0.039cm" style:font-size-asian="11pt"/>
    </style:style>
    <style:style style:name="T19" style:family="text">
      <style:text-properties fo:font-size="11pt" fo:letter-spacing="0.034cm" style:font-size-asian="11pt"/>
    </style:style>
    <style:style style:name="T20" style:family="text">
      <style:text-properties fo:font-size="11pt" fo:letter-spacing="0.044cm" style:font-size-asian="11pt"/>
    </style:style>
    <style:style style:name="T21" style:family="text">
      <style:text-properties fo:font-size="11pt" fo:letter-spacing="0.041cm" style:font-size-asian="11pt"/>
    </style:style>
    <style:style style:name="T22" style:family="text">
      <style:text-properties fo:font-size="11pt" fo:letter-spacing="-0.083cm" style:font-size-asian="11pt"/>
    </style:style>
    <style:style style:name="T23" style:family="text">
      <style:text-properties fo:color="#3465a4" loext:opacity="100%" fo:font-size="11pt" officeooo:rsid="000ee4b5" style:font-size-asian="11pt"/>
    </style:style>
    <style:style style:name="T24" style:family="text">
      <style:text-properties fo:color="#3465a4" loext:opacity="100%" fo:font-size="11pt" officeooo:rsid="00109886" style:font-size-asian="11pt"/>
    </style:style>
    <style:style style:name="T25" style:family="text">
      <style:text-properties fo:color="#3465a4" loext:opacity="100%" fo:font-size="11pt" officeooo:rsid="001211a6" style:font-size-asian="11pt"/>
    </style:style>
    <style:style style:name="T26" style:family="text">
      <style:text-properties fo:letter-spacing="-0.009cm"/>
    </style:style>
    <style:style style:name="T27" style:family="text">
      <style:text-properties fo:letter-spacing="0.002cm"/>
    </style:style>
    <style:style style:name="T28" style:family="text">
      <style:text-properties fo:letter-spacing="-0.014cm"/>
    </style:style>
    <style:style style:name="T29" style:family="text">
      <style:text-properties fo:letter-spacing="-0.016cm"/>
    </style:style>
    <style:style style:name="T30" style:family="text">
      <style:text-properties fo:letter-spacing="-0.021cm"/>
    </style:style>
    <style:style style:name="T31" style:family="text">
      <style:text-properties fo:letter-spacing="-0.011cm"/>
    </style:style>
    <style:style style:name="T32" style:family="text">
      <style:text-properties fo:letter-spacing="-0.012cm"/>
    </style:style>
    <style:style style:name="T33" style:family="text">
      <style:text-properties fo:letter-spacing="-0.019cm"/>
    </style:style>
    <style:style style:name="T34" style:family="text">
      <style:text-properties fo:letter-spacing="-0.018cm"/>
    </style:style>
    <style:style style:name="T35" style:family="text">
      <style:text-properties fo:letter-spacing="-0.023cm"/>
    </style:style>
    <style:style style:name="T36" style:family="text">
      <style:text-properties fo:letter-spacing="-0.083cm"/>
    </style:style>
    <style:style style:name="T37" style:family="text">
      <style:text-properties fo:letter-spacing="-0.004cm"/>
    </style:style>
    <style:style style:name="T38" style:family="text">
      <style:text-properties fo:letter-spacing="-0.002cm"/>
    </style:style>
    <style:style style:name="T39" style:family="text">
      <style:text-properties fo:font-size="10.5pt" style:font-size-asian="10.5pt"/>
    </style:style>
    <style:style style:name="T40" style:family="text">
      <style:text-properties fo:font-size="11pt" fo:letter-spacing="-0.009cm" style:font-size-asian="11pt"/>
    </style:style>
    <style:style style:name="T41" style:family="text">
      <style:text-properties fo:font-size="11pt" fo:letter-spacing="0.011cm" style:font-size-asian="11pt"/>
    </style:style>
    <style:style style:name="T42" style:family="text">
      <style:text-properties fo:font-size="11pt" fo:letter-spacing="0.002cm" style:font-size-asian="11pt"/>
    </style:style>
    <style:style style:name="T43" style:family="text">
      <style:text-properties fo:font-size="12.5pt" style:font-size-asian="12.5pt"/>
    </style:style>
    <style:style style:name="T44" style:family="text">
      <style:text-properties fo:font-size="11pt" fo:letter-spacing="-0.019cm" style:font-size-asian="11pt"/>
    </style:style>
    <style:style style:name="T45" style:family="text">
      <style:text-properties fo:font-size="11pt" fo:letter-spacing="-0.023cm" style:font-size-asian="11pt"/>
    </style:style>
    <style:style style:name="T46" style:family="text">
      <style:text-properties fo:font-size="11pt" fo:letter-spacing="-0.021cm" style:font-size-asian="11pt"/>
    </style:style>
    <style:style style:name="T47" style:family="text">
      <style:text-properties fo:font-size="11pt" fo:letter-spacing="-0.018cm" style:font-size-asian="11pt"/>
    </style:style>
    <style:style style:name="T48" style:family="text">
      <style:text-properties fo:font-size="11pt" fo:letter-spacing="0.021cm" style:font-size-asian="11pt"/>
    </style:style>
    <style:style style:name="T49" style:family="text">
      <style:text-properties fo:font-size="11pt" fo:letter-spacing="0.025cm" style:font-size-asian="11pt"/>
    </style:style>
    <style:style style:name="T50" style:family="text">
      <style:text-properties fo:font-size="11pt" fo:letter-spacing="0.018cm" style:font-size-asian="11pt"/>
    </style:style>
    <style:style style:name="T51" style:family="text">
      <style:text-properties fo:font-size="11pt" fo:letter-spacing="0.019cm" style:font-size-asian="11pt"/>
    </style:style>
    <style:style style:name="T52" style:family="text">
      <style:text-properties fo:font-size="11pt" fo:letter-spacing="0.023cm" style:font-size-asian="11pt"/>
    </style:style>
    <style:style style:name="T53" style:family="text">
      <style:text-properties fo:font-size="11pt" fo:letter-spacing="0.028cm" style:font-size-asian="11pt"/>
    </style:style>
    <style:style style:name="T54" style:family="text">
      <style:text-properties style:font-name="Times New Roman" fo:font-size="10pt" style:font-size-asian="10pt"/>
    </style:style>
    <style:style style:name="T55" style:family="text">
      <style:text-properties fo:font-size="10pt" fo:font-weight="bold" style:font-size-asian="10pt" style:font-weight-asian="bold"/>
    </style:style>
    <style:style style:name="T56" style:family="text">
      <style:text-properties fo:font-size="10pt" fo:letter-spacing="-0.004cm" fo:font-weight="bold" style:font-size-asian="10pt" style:font-weight-asian="bold"/>
    </style:style>
    <style:style style:name="T57" style:family="text">
      <style:text-properties fo:font-size="10pt" fo:letter-spacing="-0.005cm" fo:font-weight="bold" style:font-size-asian="10pt" style:font-weight-asian="bold"/>
    </style:style>
    <style:style style:name="T58" style:family="text">
      <style:text-properties fo:font-size="10pt" fo:letter-spacing="0.007cm" fo:font-weight="bold" style:font-size-asian="10pt" style:font-weight-asian="bold"/>
    </style:style>
    <style:style style:name="T59" style:family="text">
      <style:text-properties fo:font-size="10pt" fo:letter-spacing="-0.007cm" fo:font-weight="bold" style:font-size-asian="10pt" style:font-weight-asian="bold"/>
    </style:style>
    <style:style style:name="T60" style:family="text">
      <style:text-properties fo:font-size="10pt" fo:letter-spacing="-0.002cm" fo:font-weight="bold" style:font-size-asian="10pt" style:font-weight-asian="bold"/>
    </style:style>
    <style:style style:name="T61" style:family="text">
      <style:text-properties style:font-name="Times New Roman" fo:font-size="11.5pt" style:font-size-asian="11.5pt"/>
    </style:style>
    <style:style style:name="T62" style:family="text">
      <style:text-properties fo:font-size="10pt" fo:letter-spacing="0.005cm" fo:font-weight="bold" style:font-size-asian="10pt" style:font-weight-asian="bold"/>
    </style:style>
    <style:style style:name="T63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T64" style:family="text">
      <style:text-properties fo:background-color="#ffffff" loext:char-shading-value="0"/>
    </style:style>
    <style:style style:name="T65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T66" style:family="text">
      <style:text-properties fo:font-size="8pt" fo:font-weight="bold" style:font-size-asian="8pt" style:font-weight-asian="bold"/>
    </style:style>
    <style:style style:name="T67" style:family="text">
      <style:text-properties fo:font-size="8pt" fo:font-weight="bold" style:font-size-asian="8pt" style:font-weight-asian="bold" style:text-scale="95%"/>
    </style:style>
    <style:style style:name="T68" style:family="text">
      <style:text-properties fo:font-size="8pt" fo:letter-spacing="-0.007cm" fo:font-weight="bold" style:font-size-asian="8pt" style:font-weight-asian="bold" style:text-scale="95%"/>
    </style:style>
    <style:style style:name="T69" style:family="text">
      <style:text-properties fo:font-size="8pt" fo:letter-spacing="0.021cm" fo:font-weight="bold" style:font-size-asian="8pt" style:font-weight-asian="bold" style:text-scale="95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h text:style-name="P2" text:outline-level="2">Responde<text:span text:style-name="T2"> </text:span>a las<text:span text:style-name="T2"> </text:span>siguientes<text:span text:style-name="T3"> </text:span>cuestiones.</text:h>
        <text:p text:style-name="P3" loext:marker-style-name="T4"/>
        <text:p text:style-name="P4" loext:marker-style-name="T5"/>
        <text:list text:style-name="WWNum1">
          <text:list-item>
            <text:p text:style-name="P5" loext:marker-style-name="T6"><text:span text:style-name="T6">Explica</text:span><text:span text:style-name="T7"> </text:span><text:span text:style-name="T6">brevemente</text:span><text:span text:style-name="T8"> </text:span><text:span text:style-name="T6">los</text:span><text:span text:style-name="T7"> </text:span><text:span text:style-name="T6">antecedentes</text:span><text:span text:style-name="T9"> </text:span><text:span text:style-name="T6">de</text:span><text:span text:style-name="T8"> </text:span><text:span text:style-name="T6">las</text:span><text:span text:style-name="T7"> </text:span><text:span text:style-name="T6">BD</text:span><text:span text:style-name="T10"> </text:span><text:span text:style-name="T6">actuales.</text:span></text:p>
            <text:p text:style-name="P5"><text:span text:style-name="T11">En los años 60, usando papel y “boli”, </text:span><text:span text:style-name="T12">e</text:span><text:span text:style-name="T11">n los años 70 y 80 se utilizaban ficheros de texto donde se guardaba la información, </text:span><text:span text:style-name="T12">a</text:span><text:span text:style-name="T11"> partir de los años 90 mediante bases de datos. Un SGBD guarda la información en las siguientes tablas</text:span></text:p>
            <text:p text:style-name="P5"><text:span text:style-name="T11"/></text:p>
          </text:list-item>
          <text:list-item>
            <text:p text:style-name="P6" loext:marker-style-name="T6"><text:span text:style-name="T6">Indica</text:span><text:span text:style-name="T13"> </text:span><text:span text:style-name="T6">los</text:span><text:span text:style-name="T14"> </text:span><text:span text:style-name="T15">tres</text:span><text:span text:style-name="T16"> </text:span><text:span text:style-name="T6">inconvenientes</text:span><text:span text:style-name="T13"> </text:span><text:span text:style-name="T6">que</text:span><text:span text:style-name="T17"> </text:span><text:span text:style-name="T6">consideras</text:span><text:span text:style-name="T13"> </text:span><text:span text:style-name="T6">más</text:span><text:span text:style-name="T18"> </text:span><text:span text:style-name="T6">importantes</text:span><text:span text:style-name="T18"> </text:span><text:span text:style-name="T6">en</text:span><text:span text:style-name="T19"> </text:span><text:span text:style-name="T6">los</text:span><text:span text:style-name="T20"> </text:span><text:span text:style-name="T6">sistemas</text:span><text:span text:style-name="T13"> </text:span><text:span text:style-name="T6">de</text:span><text:span text:style-name="T21"> </text:span><text:span text:style-name="T6">ficheros</text:span><text:span text:style-name="T13"> </text:span><text:span text:style-name="T6">como</text:span><text:span text:style-name="T22"> </text:span><text:span text:style-name="T6">almacén</text:span><text:span text:style-name="T10"> </text:span><text:span text:style-name="T6">de</text:span><text:span text:style-name="T8"> </text:span><text:span text:style-name="T6">datos.</text:span></text:p>
            <text:p text:style-name="P7">Dificultad de acceso a datos, poca flexibilidad en los datos, redundancia </text:p>
          </text:list-item>
          <text:list-item>
            <text:p text:style-name="P5" loext:marker-style-name="T6"><text:span text:style-name="T6">Define</text:span><text:span text:style-name="T7"> </text:span><text:span text:style-name="T6">los</text:span><text:span text:style-name="T7"> </text:span><text:span text:style-name="T6">siguientes</text:span><text:span text:style-name="T9"> </text:span><text:span text:style-name="T6">términos:</text:span></text:p>
            <text:list>
              <text:list-item>
                <text:p text:style-name="P8" loext:marker-style-name="T6"><text:span text:style-name="T6">Datos: </text:span><text:span text:style-name="T11">Palabras, números, valores usados para construir información, y que por si solos</text:span></text:p>
                <text:p text:style-name="P9">no tienen ningún sentido.</text:p>
              </text:list-item>
              <text:list-item>
                <text:p text:style-name="P8" loext:marker-style-name="T6"><text:span text:style-name="T6">Información: </text:span><text:span text:style-name="T11">Dato con significado.</text:span></text:p>
              </text:list-item>
              <text:list-item>
                <text:p text:style-name="P10" loext:marker-style-name="T6"><text:span text:style-name="T6">Base</text:span><text:span text:style-name="T7"> </text:span><text:span text:style-name="T6">de</text:span><text:span text:style-name="T7"> </text:span><text:span text:style-name="T6">datos: </text:span><text:span text:style-name="T23">E</text:span><text:span text:style-name="T11">s un conjunto de datos relacionados almacenados en un soporte</text:span></text:p>
              </text:list-item>
              <text:list-item>
                <text:p text:style-name="P10" loext:marker-style-name="T6"><text:span text:style-name="T11">informático.</text:span></text:p>
              </text:list-item>
              <text:list-item>
                <text:p text:style-name="P11" loext:marker-style-name="T6"><text:span text:style-name="T6">SGBD: </text:span><text:span text:style-name="T24">P</text:span><text:span text:style-name="T11">roporcionan un conjunto coordinado de programas, procedimientos y lenguajes</text:span></text:p>
                <text:p text:style-name="P12">que permiten a los distintos usuarios realizar sus tareas habituales con los datos.</text:p>
              </text:list-item>
              <text:list-item>
                <text:p text:style-name="P8" loext:marker-style-name="T6"><text:span text:style-name="T6">Independencia</text:span><text:span text:style-name="T10"> </text:span><text:span text:style-name="T6">entre</text:span><text:span text:style-name="T7"> </text:span><text:span text:style-name="T6">datos</text:span><text:span text:style-name="T10"> </text:span><text:span text:style-name="T6">y</text:span><text:span text:style-name="T7"> </text:span><text:span text:style-name="T6">aplicaciones: </text:span><text:span text:style-name="T25">E</text:span><text:span text:style-name="T11">s la capacidad para modificar el esquema de un nivel del sistema de la base de datos sin tener que modificar el esquema del nivel inmediato superior</text:span></text:p>
              </text:list-item>
            </text:list>
          </text:list-item>
        </text:list>
        <text:p text:style-name="P13"/>
        <text:list text:continue-numbering="true" text:style-name="WWNum1">
          <text:list-item>
            <text:h text:style-name="P14" text:outline-level="2">Representación<text:span text:style-name="T2"> </text:span>tabular<text:span text:style-name="T26"> </text:span>de<text:span text:style-name="T26"> </text:span>informaciones<text:span text:style-name="T26"> </text:span>de<text:span text:style-name="T3"> </text:span>una<text:span text:style-name="T2"> </text:span>pizzería</text:h>
          </text:list-item>
        </text:list>
        <text:p text:style-name="P15">Construye una representación tabular, puedes usar una hoja de cálculo o un documento de texto<text:span text:style-name="T27"> </text:span>con<text:span text:style-name="T28"> </text:span>tablas,<text:span text:style-name="T29"> </text:span>para<text:span text:style-name="T30"> </text:span>almacenar<text:span text:style-name="T30"> </text:span>los<text:span text:style-name="T30"> </text:span>datos<text:span text:style-name="T30"> </text:span>de<text:span text:style-name="T31"> </text:span>las<text:span text:style-name="T30"> </text:span>pizzas<text:span text:style-name="T30"> </text:span>que<text:span text:style-name="T32"> </text:span>se<text:span text:style-name="T33"> </text:span>ofrecen<text:span text:style-name="T30"> </text:span>en<text:span text:style-name="T32"> </text:span>una<text:span text:style-name="T32"> </text:span>pizzería.<text:span text:style-name="T34"> </text:span>Pon<text:span text:style-name="T35"> </text:span>algunos<text:span text:style-name="T30"> </text:span>valores<text:span text:style-name="T36"> </text:span>de<text:span text:style-name="T2"> </text:span>ejemplo<text:span text:style-name="T2"> </text:span>(con<text:span text:style-name="T2"> </text:span>4<text:span text:style-name="T3"> </text:span>sería<text:span text:style-name="T37"> </text:span>suficiente)</text:p>
        <text:list text:continue-numbering="true" text:style-name="WWNum1">
          <text:list-item>
            <text:h text:style-name="P16" text:outline-level="2">Interrelaciones<text:span text:style-name="T32"> </text:span>en<text:span text:style-name="T2"> </text:span>una<text:span text:style-name="T2"> </text:span>pizzería</text:h>
          </text:list-item>
        </text:list>
        <text:p text:style-name="P17">Vamos<text:span text:style-name="T2"> </text:span>a<text:span text:style-name="T37"> </text:span>añadir<text:span text:style-name="T37"> </text:span>más<text:span text:style-name="T38"> </text:span>tablas<text:span text:style-name="T37"> </text:span>a<text:span text:style-name="T37"> </text:span>nuestra<text:span text:style-name="T38"> </text:span>pizzería,</text:p>
        <text:p text:style-name="P18">el archivo de ingredientes que disponemos en la pizzería<text:span text:style-name="T36"> </text:span>el<text:span text:style-name="T38"> </text:span>archivo<text:span text:style-name="T2"> </text:span>donde<text:span text:style-name="T37"> </text:span>se<text:span text:style-name="T38"> </text:span>registran<text:span text:style-name="T37"> </text:span>los<text:span text:style-name="T37"> </text:span>pedidos</text:p>
        <text:p text:style-name="P19">Piensa<text:span text:style-name="T2"> </text:span>las<text:span text:style-name="T2"> </text:span>interrelaciones<text:span text:style-name="T38"> </text:span>que<text:span text:style-name="T2"> </text:span>pueden<text:span text:style-name="T37"> </text:span>existir<text:span text:style-name="T2"> </text:span>entre<text:span text:style-name="T37"> </text:span>los<text:span text:style-name="T28"> </text:span>tres<text:span text:style-name="T37"> </text:span>archivos</text:p>
        <text:p text:style-name="Text_20_body"/>
        <text:p text:style-name="P20" loext:marker-style-name="T39"/>
        <text:list text:continue-numbering="true" text:style-name="WWNum1">
          <text:list-item>
            <text:p text:style-name="P5" loext:marker-style-name="T6"><text:span text:style-name="T6">¿Qué</text:span><text:span text:style-name="T7"> </text:span><text:span text:style-name="T6">quiere</text:span><text:span text:style-name="T9"> </text:span><text:span text:style-name="T6">decir</text:span><text:span text:style-name="T8"> </text:span><text:span text:style-name="T6">que</text:span><text:span text:style-name="T8"> </text:span><text:span text:style-name="T6">una</text:span><text:span text:style-name="T8"> </text:span><text:span text:style-name="T6">base</text:span><text:span text:style-name="T8"> </text:span><text:span text:style-name="T6">de</text:span><text:span text:style-name="T8"> </text:span><text:span text:style-name="T6">datos</text:span><text:span text:style-name="T8"> </text:span><text:span text:style-name="T6">permita</text:span><text:span text:style-name="T8"> </text:span><text:span text:style-name="T6">la</text:span><text:span text:style-name="T9"> </text:span><text:span text:style-name="T6">concurrencia?</text:span></text:p>
          </text:list-item>
        </text:list>
        <text:p text:style-name="Text_20_body"/>
        <text:p text:style-name="Text_20_body"/>
        <text:list text:continue-numbering="true" text:style-name="WWNum1">
          <text:list-item>
            <text:p text:style-name="P5" loext:marker-style-name="T6"><text:span text:style-name="T6">Describe</text:span><text:span text:style-name="T7"> </text:span><text:span text:style-name="T6">el</text:span><text:span text:style-name="T9"> </text:span><text:span text:style-name="T6">significado</text:span><text:span text:style-name="T10"> </text:span><text:span text:style-name="T6">de</text:span><text:span text:style-name="T7"> </text:span><text:span text:style-name="T6">las</text:span><text:span text:style-name="T7"> </text:span><text:span text:style-name="T6">siguientes</text:span><text:span text:style-name="T9"> </text:span><text:span text:style-name="T6">siglas:</text:span><text:span text:style-name="T40"> </text:span><text:span text:style-name="T6">DDL,</text:span><text:span text:style-name="T9"> </text:span><text:span text:style-name="T6">DML</text:span><text:span text:style-name="T40"> </text:span><text:span text:style-name="T6">y</text:span><text:span text:style-name="T7"> </text:span><text:span text:style-name="T6">DCL.</text:span><text:span text:style-name="T41"> </text:span><text:span text:style-name="T6">Explica</text:span><text:span text:style-name="T7"> </text:span><text:span text:style-name="T6">la</text:span><text:span text:style-name="T7"> </text:span><text:span text:style-name="T6">utilidad</text:span><text:span text:style-name="T10"> </text:span><text:span text:style-name="T6">de</text:span><text:span text:style-name="T7"> </text:span><text:span text:style-name="T6">cada</text:span><text:span text:style-name="T7"> </text:span><text:span text:style-name="T6">una.</text:span></text:p>
          </text:list-item>
        </text:list>
        <text:p text:style-name="Text_20_body"/>
        <text:list text:continue-numbering="true" text:style-name="WWNum1">
          <text:list-item>
            <text:p text:style-name="P21" loext:marker-style-name="T6"><text:span text:style-name="T6">¿Qué</text:span><text:span text:style-name="T42"> </text:span><text:span text:style-name="T6">son</text:span><text:span text:style-name="T42"> </text:span><text:span text:style-name="T6">las</text:span><text:span text:style-name="T42"> </text:span><text:span text:style-name="T6">vistas?</text:span><text:span text:style-name="T42"> </text:span><text:span text:style-name="T6">¿Para</text:span><text:span text:style-name="T42"> </text:span><text:span text:style-name="T6">qué</text:span><text:span text:style-name="T42"> </text:span><text:span text:style-name="T6">se</text:span><text:span text:style-name="T42"> </text:span><text:span text:style-name="T6">utilizan?</text:span><text:span text:style-name="T42"> </text:span><text:span text:style-name="T6">Busca</text:span><text:span text:style-name="T42"> </text:span><text:span text:style-name="T6">información</text:span><text:span text:style-name="T42"> </text:span><text:span text:style-name="T6">en</text:span><text:span text:style-name="T42"> </text:span><text:span text:style-name="T6">Internet</text:span><text:span text:style-name="T42"> </text:span><text:span text:style-name="T6">para</text:span><text:span text:style-name="T42"> </text:span><text:span text:style-name="T6">completar</text:span><text:span text:style-name="T42"> </text:span><text:span text:style-name="T6">tu</text:span><text:span text:style-name="T22"> </text:span><text:span text:style-name="T6">respuesta.</text:span><text:span text:style-name="T8"> </text:span><text:span text:style-name="T6">¿En</text:span><text:span text:style-name="T7"> </text:span><text:span text:style-name="T6">qué</text:span><text:span text:style-name="T8"> </text:span><text:span text:style-name="T6">se</text:span><text:span text:style-name="T8"> </text:span><text:span text:style-name="T6">diferencia</text:span><text:span text:style-name="T8"> </text:span><text:span text:style-name="T6">de</text:span><text:span text:style-name="T8"> </text:span><text:span text:style-name="T6">una</text:span><text:span text:style-name="T9"> </text:span><text:span text:style-name="T6">consulta?</text:span></text:p>
          </text:list-item>
        </text:list>
        <text:p text:style-name="P22" loext:marker-style-name="T43"><text:soft-page-break/></text:p>
        <text:list text:continue-numbering="true" text:style-name="WWNum1">
          <text:list-item>
            <text:p text:style-name="P5" loext:marker-style-name="T6"><text:span text:style-name="T6">Indica</text:span><text:span text:style-name="T8"> </text:span><text:span text:style-name="T6">las</text:span><text:span text:style-name="T8"> </text:span><text:span text:style-name="T6">principales</text:span><text:span text:style-name="T8"> </text:span><text:span text:style-name="T6">ventajas</text:span><text:span text:style-name="T7"> </text:span><text:span text:style-name="T6">de</text:span><text:span text:style-name="T8"> </text:span><text:span text:style-name="T6">las</text:span><text:span text:style-name="T8"> </text:span><text:span text:style-name="T6">BD</text:span><text:span text:style-name="T10"> </text:span><text:span text:style-name="T6">frente</text:span><text:span text:style-name="T8"> </text:span><text:span text:style-name="T6">a</text:span><text:span text:style-name="T8"> </text:span><text:span text:style-name="T6">los</text:span><text:span text:style-name="T8"> </text:span><text:span text:style-name="T6">antiguos</text:span><text:span text:style-name="T8"> </text:span><text:span text:style-name="T6">sistemas</text:span><text:span text:style-name="T8"> </text:span><text:span text:style-name="T6">de</text:span><text:span text:style-name="T8"> </text:span><text:span text:style-name="T6">ficheros.</text:span></text:p>
          </text:list-item>
        </text:list>
      </text:section>
      <text:p text:style-name="P23" loext:marker-style-name="T43"/>
      <text:list text:continue-numbering="true" text:style-name="WWNum1">
        <text:list-item>
          <text:p text:style-name="P24" loext:marker-style-name="T6"><text:span text:style-name="T6">¿Cuáles</text:span><text:span text:style-name="T7"> </text:span><text:span text:style-name="T6">son</text:span><text:span text:style-name="T40"> </text:span><text:span text:style-name="T6">las</text:span><text:span text:style-name="T7"> </text:span><text:span text:style-name="T6">principales</text:span><text:span text:style-name="T7"> </text:span><text:span text:style-name="T6">funciones</text:span><text:span text:style-name="T7"> </text:span><text:span text:style-name="T6">que</text:span><text:span text:style-name="T7"> </text:span><text:span text:style-name="T6">proporciona un</text:span><text:span text:style-name="T40"> </text:span><text:span text:style-name="T6">SGBD?</text:span></text:p>
        </text:list-item>
      </text:list>
      <text:p text:style-name="Text_20_body"/>
      <text:p text:style-name="P25" loext:marker-style-name="T39"/>
      <text:list text:continue-numbering="true" text:style-name="WWNum1">
        <text:list-item>
          <text:p text:style-name="P26" loext:marker-style-name="T6"><text:span text:style-name="T9">¿Cuáles</text:span><text:span text:style-name="T44"> </text:span><text:span text:style-name="T9">son</text:span><text:span text:style-name="T45"> </text:span><text:span text:style-name="T9">los</text:span><text:span text:style-name="T46"> </text:span><text:span text:style-name="T9">principales</text:span><text:span text:style-name="T44"> </text:span><text:span text:style-name="T6">roles</text:span><text:span text:style-name="T44"> </text:span><text:span text:style-name="T6">que</text:span><text:span text:style-name="T44"> </text:span><text:span text:style-name="T6">pueden</text:span><text:span text:style-name="T46"> </text:span><text:span text:style-name="T6">adoptar</text:span><text:span text:style-name="T46"> </text:span><text:span text:style-name="T6">distintos</text:span><text:span text:style-name="T46"> </text:span><text:span text:style-name="T6">grupos</text:span><text:span text:style-name="T46"> </text:span><text:span text:style-name="T6">de</text:span><text:span text:style-name="T47"> </text:span><text:span text:style-name="T6">usuarios</text:span><text:span text:style-name="T44"> </text:span><text:span text:style-name="T6">entorno</text:span><text:span text:style-name="T45"> </text:span><text:span text:style-name="T6">a</text:span><text:span text:style-name="T46"> </text:span><text:span text:style-name="T6">una</text:span><text:span text:style-name="T46"> </text:span><text:span text:style-name="T6">base</text:span><text:span text:style-name="T22"> </text:span><text:span text:style-name="T6">de</text:span><text:span text:style-name="T7"> </text:span><text:span text:style-name="T6">datos?</text:span></text:p>
        </text:list-item>
      </text:list>
      <text:p text:style-name="Text_20_body"/>
      <text:list text:continue-numbering="true" text:style-name="WWNum1">
        <text:list-item>
          <text:p text:style-name="P27" loext:marker-style-name="T6"><text:span text:style-name="T6">Cita</text:span><text:span text:style-name="T48"> </text:span><text:span text:style-name="T6">al</text:span><text:span text:style-name="T49"> </text:span><text:span text:style-name="T6">menos</text:span><text:span text:style-name="T48"> </text:span><text:span text:style-name="T6">3</text:span><text:span text:style-name="T50"> </text:span><text:span text:style-name="T6">SGBD</text:span><text:span text:style-name="T51"> </text:span><text:span text:style-name="T6">relacionales</text:span><text:span text:style-name="T52"> </text:span><text:span text:style-name="T6">y</text:span><text:span text:style-name="T52"> </text:span><text:span text:style-name="T6">1</text:span><text:span text:style-name="T50"> </text:span><text:span text:style-name="T6">SGBD</text:span><text:span text:style-name="T51"> </text:span><text:span text:style-name="T6">no</text:span><text:span text:style-name="T51"> </text:span><text:span text:style-name="T6">relacional,</text:span><text:span text:style-name="T49"> </text:span><text:span text:style-name="T6">indicando</text:span><text:span text:style-name="T53"> </text:span><text:span text:style-name="T6">alguna</text:span><text:span text:style-name="T52"> </text:span><text:span text:style-name="T6">característica</text:span><text:span text:style-name="T52"> </text:span><text:span text:style-name="T6">de</text:span><text:span text:style-name="T52"> </text:span><text:span text:style-name="T6">cada</text:span><text:span text:style-name="T22"> </text:span><text:span text:style-name="T6">uno</text:span><text:span text:style-name="T10"> </text:span><text:span text:style-name="T6">de</text:span><text:span text:style-name="T8"> </text:span><text:span text:style-name="T6">los</text:span><text:span text:style-name="T8"> </text:span><text:span text:style-name="T6">sistemas</text:span><text:span text:style-name="T8"> </text:span><text:span text:style-name="T6">citados</text:span><text:span text:style-name="T8"> </text:span><text:span text:style-name="T6">(al menos</text:span><text:span text:style-name="T8"> </text:span><text:span text:style-name="T6">de</text:span><text:span text:style-name="T8"> </text:span><text:span text:style-name="T6">los</text:span><text:span text:style-name="T8"> </text:span><text:span text:style-name="T6">4</text:span><text:span text:style-name="T40"> </text:span><text:span text:style-name="T6">solicitados).</text:span></text:p>
        </text:list-item>
      </text:list>
      <text:p text:style-name="Text_20_body"/>
      <text:list text:continue-numbering="true" text:style-name="WWNum1">
        <text:list-item>
          <text:p text:style-name="P28" loext:marker-style-name="T6"><text:span text:style-name="T6">¿Qué</text:span><text:span text:style-name="T10"> </text:span><text:span text:style-name="T6">es</text:span><text:span text:style-name="T8"> </text:span><text:span text:style-name="T6">el</text:span><text:span text:style-name="T9"> </text:span><text:span text:style-name="T6">diccionario</text:span><text:span text:style-name="T40"> </text:span><text:span text:style-name="T6">de</text:span><text:span text:style-name="T7"> </text:span><text:span text:style-name="T6">dato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69cm" fo:text-align="justify" style:justify-single-word="false" fo:text-indent="-0.637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69cm" fo:text-indent="-0.637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4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letter-spacing="-0.002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469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8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6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8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1.533cm" fo:margin-right="1.427cm" fo:text-align="center" style:justify-single-word="false"/>
    </style:style>
    <style:style style:name="MP5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6" style:family="paragraph" style:parent-style-name="Table_20_Paragraph">
      <style:paragraph-properties fo:margin-left="0.335cm" fo:margin-right="0cm"/>
    </style:style>
    <style:style style:name="MP7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MP8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05cm" fo:font-weight="bold" style:font-size-asian="10pt" style:font-weight-asian="bold"/>
    </style:style>
    <style:style style:name="MT6" style:family="text">
      <style:text-properties fo:font-size="10pt" fo:letter-spacing="0.007cm" fo:font-weight="bold" style:font-size-asian="10pt" style:font-weight-asian="bold"/>
    </style:style>
    <style:style style:name="MT7" style:family="text">
      <style:text-properties fo:font-size="10pt" fo:letter-spacing="-0.007cm" fo:font-weight="bold" style:font-size-asian="10pt" style:font-weight-asian="bold"/>
    </style:style>
    <style:style style:name="MT8" style:family="text">
      <style:text-properties fo:font-size="10pt" fo:letter-spacing="-0.002cm" fo:font-weight="bold" style:font-size-asian="10pt" style:font-weight-asian="bold"/>
    </style:style>
    <style:style style:name="MT9" style:family="text">
      <style:text-properties style:font-name="Times New Roman" fo:font-size="11.5pt" style:font-size-asian="11.5pt"/>
    </style:style>
    <style:style style:name="MT10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MT11" style:family="text">
      <style:text-properties fo:background-color="#ffffff" loext:char-shading-value="0"/>
    </style:style>
    <style:style style:name="MT12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MT13" style:family="text">
      <style:text-properties fo:font-size="8pt" fo:font-weight="bold" style:font-size-asian="8pt" style:font-weight-asian="bold"/>
    </style:style>
    <style:style style:name="MT14" style:family="text">
      <style:text-properties fo:font-size="8pt" fo:font-weight="bold" style:font-size-asian="8pt" style:font-weight-asian="bold" style:text-scale="95%"/>
    </style:style>
    <style:style style:name="MT15" style:family="text">
      <style:text-properties fo:font-size="8pt" fo:letter-spacing="-0.007cm" fo:font-weight="bold" style:font-size-asian="8pt" style:font-weight-asian="bold" style:text-scale="95%"/>
    </style:style>
    <style:style style:name="MT16" style:family="text">
      <style:text-properties fo:font-size="8pt" fo:letter-spacing="0.021cm" fo:font-weight="bold" style:font-size-asian="8pt" style:font-weight-asian="bold" style:text-scale="95%"/>
    </style:style>
    <style:style style:name="MT17" style:family="text">
      <style:text-properties fo:font-size="10pt" fo:letter-spacing="0.005cm" fo:font-weight="bold" style:font-size-asian="10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2.074cm" svg:y="1.399cm" svg:width="17.441cm" svg:height="1.609cm" draw:z-index="3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 loext:marker-style-name="MT2"/></table:table-cell><table:table-cell table:style-name="Tabla1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text:span text:style-name="MT3"/></text:p></table:table-cell><table:table-cell table:style-name="Tabla1.A1" office:value-type="string"><text:p text:style-name="MP5" loext:marker-style-name="MT9"/><text:p text:style-name="MP6" loext:marker-style-name="MT3"><text:span text:style-name="MT3">Pág.</text:span><text:span text:style-name="MT10"> </text:span><text:span text:style-name="MT11"><text:page-number text:select-page="current">2</text:page-number></text:span><text:span text:style-name="MT12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draw:frame draw:style-name="Mfr2" draw:name="image1.png" text:anchor-type="char" svg:x="2.776cm" svg:y="1.565cm" svg:width="0.986cm" svg:height="1.302cm" draw:z-index="6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8" draw:name="Forma1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  <style:master-page style:name="Converted1" style:page-layout-name="Mpm2" draw:style-name="Mdp1">
      <style:header>
        <text:p text:style-name="MP1" loext:marker-style-name="MT1"><draw:frame draw:style-name="Mfr2" draw:name="image1.png Copia 1" text:anchor-type="char" svg:x="2.776cm" svg:y="1.565cm" svg:width="0.986cm" svg:height="1.302cm" draw:z-index="7"><draw:image xlink:href="Pictures/10000001000000220000002D40B81585.png" xlink:type="simple" xlink:show="embed" xlink:actuate="onLoad" draw:mime-type="image/png"/></draw:frame><draw:frame draw:style-name="Mfr1" draw:name="Marco3" text:anchor-type="char" svg:x="2.074cm" svg:y="1.399cm" svg:width="17.441cm" svg:height="1.609cm" draw:z-index="4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/text:p></table:table-cell><table:table-cell table:style-name="Tabla2.A1" office:value-type="string"><text:p text:style-name="MP5" loext:marker-style-name="MT9"/><text:p text:style-name="MP6" loext:marker-style-name="MT3"><text:span text:style-name="MT3">Pág.</text:span><text:span text:style-name="MT17"> </text:span><text:page-number text:select-page="current">3</text:page-number><text:span text:style-name="MT5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/text:p>
      </style:header>
      <style:footer>
        <text:p text:style-name="MP1" loext:marker-style-name="MT1"><draw:custom-shape text:anchor-type="char" draw:z-index="0" draw:name="Forma2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mmg</meta:initial-creator>
    <dc:title>BBDD</dc:title>
    <meta:creation-date>2024-09-20T18:21:22</meta:creation-date>
    <dc:date>2024-09-20T20:59:46.077000000</dc:date>
    <meta:editing-duration>PT28M23S</meta:editing-duration>
    <meta:generator>LibreOffice/24.8.0.3$Windows_X86_64 LibreOffice_project/0bdf1299c94fe897b119f97f3c613e9dca6be583</meta:generator>
    <meta:editing-cycles>7</meta:editing-cycles>
    <meta:document-statistic meta:table-count="2" meta:image-count="2" meta:object-count="0" meta:page-count="3" meta:paragraph-count="36" meta:word-count="438" meta:character-count="2624" meta:non-whitespace-character-count="2240"/>
    <meta:user-defined meta:name="AppVersion">12.0000</meta:user-defined>
    <meta:user-defined meta:name="Created" meta:value-type="date">2024-09-20T00:00:00</meta:user-defined>
    <meta:user-defined meta:name="Creator">Microsoft® Word para Microsoft 365</meta:user-defined>
    <meta:user-defined meta:name="LastSaved" meta:value-type="date">2024-09-20T00:00:00</meta:user-defined>
    <meta:template xlink:type="simple" xlink:actuate="onRequest" xlink:title="Normal" xlink:href=""/>
  </office:meta>
</office:document-meta>
</file>